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713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71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27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213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5cm" svg:height="17.963cm" svg:x="2cm" svg:y="1.537cm">
          <draw:text-box>
            <text:p>7-上-外研版-unit-start</text:p>
            <text:p/>
            <text:p/>
            <text:p>ready<text:tab/><text:tab/><text:tab/>uniform<text:tab/><text:tab/><text:tab/><text:tab/>explore</text:p>
            <text:p/>
            <text:p>textbook<text:tab/><text:tab/><text:tab/>school uniform<text:tab/><text:tab/>fun</text:p>
            <text:p/>
            <text:p>eraser<text:tab/><text:tab/><text:tab/>of course<text:tab/><text:tab/><text:tab/>introduce</text:p>
            <text:p/>
            <text:p>junior high<text:tab/><text:tab/>forget<text:tab/><text:tab/><text:tab/><text:tab/>yourself</text:p>
            <text:p/>
            <text:p>geography<text:tab/><text:tab/>teaching building<text:tab/><text:tab/>hobby</text:p>
            <text:p/>
            <text:p>biology<text:tab/><text:tab/><text:tab/>dining hall<text:tab/><text:tab/><text:tab/>a bit</text:p>
            <text:p/>
            <text:p>history<text:tab/><text:tab/><text:tab/>together<text:tab/><text:tab/><text:tab/><text:tab/>nervous</text:p>
            <text:p/>
            <text:p>grey<text:tab/><text:tab/><text:tab/><text:tab/>lab<text:tab/><text:tab/><text:tab/><text:tab/><text:tab/>join</text:p>
            <text:p/>
            <text:p>jacket<text:tab/><text:tab/><text:tab/>start<text:tab/><text:tab/><text:tab/><text:tab/><text:tab/>team</text:p>
            <text:p/>
            <text:p>red scarf<text:tab/><text:tab/><text:tab/>each other<text:tab/><text:tab/><text:tab/>take part in</text:p>
            <text:p/>
            <text:p>T-shirt<text:tab/><text:tab/><text:tab/>everyon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24cm" svg:height="17.339cm" svg:x="2cm" svg:y="2.037cm">
          <draw:text-box>
            <text:p>7-上-外研版-unit-1</text:p>
            <text:p/>
            <text:p/>
            <text:p>without<text:tab/><text:tab/><text:tab/>need<text:tab/><text:tab/><text:tab/>something<text:tab/><text:tab/><text:tab/>towards</text:p>
            <text:p/>
            <text:p>sentence<text:tab/><text:tab/>remember<text:tab/><text:tab/>thought<text:tab/><text:tab/><text:tab/><text:tab/>hope</text:p>
            <text:p/>
            <text:p>point out<text:tab/><text:tab/><text:tab/>really<text:tab/><text:tab/><text:tab/>life</text:p>
            <text:p/>
            <text:p>mistake<text:tab/><text:tab/><text:tab/>important<text:tab/><text:tab/>primary school</text:p>
            <text:p/>
            <text:p>polite<text:tab/><text:tab/><text:tab/>plan<text:tab/><text:tab/><text:tab/><text:tab/>pool</text:p>
            <text:p/>
            <text:p>mind<text:tab/><text:tab/><text:tab/>problem<text:tab/><text:tab/><text:tab/>protect</text:p>
            <text:p/>
            <text:p>hers<text:tab/><text:tab/><text:tab/><text:tab/>homework<text:tab/><text:tab/>wind</text:p>
            <text:p/>
            <text:p>dry<text:tab/><text:tab/><text:tab/><text:tab/>task<text:tab/><text:tab/><text:tab/><text:tab/>wide</text:p>
            <text:p/>
            <text:p>meaning<text:tab/><text:tab/><text:tab/>project<text:tab/><text:tab/><text:tab/>sail</text:p>
            <text:p/>
            <text:p>fact<text:tab/><text:tab/><text:tab/><text:tab/>advice<text:tab/><text:tab/><text:tab/>through</text:p>
            <text:p/>
            <text:p>in fact<text:tab/><text:tab/><text:tab/>journey<text:tab/><text:tab/><text:tab/>storm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layer="layout" svg:width="23cm" svg:height="17.527cm" svg:x="2.527cm" svg:y="1.973cm">
          <draw:text-box>
            <text:p>7-上-外研版-unit-2</text:p>
            <text:p/>
            <text:p/>
            <text:p>rock music<text:tab/><text:tab/>practice<text:tab/><text:tab/><text:tab/>papper-cutting<text:tab/><text:tab/>almost<text:tab/><text:tab/>ending</text:p>
            <text:p/>
            <text:p>electric<text:tab/><text:tab/><text:tab/>stage<text:tab/><text:tab/><text:tab/>hold<text:tab/><text:tab/><text:tab/><text:tab/><text:tab/>tap</text:p>
            <text:p/>
            <text:p>guitar<text:tab/><text:tab/><text:tab/>nod<text:tab/><text:tab/><text:tab/><text:tab/>ground<text:tab/><text:tab/><text:tab/><text:tab/>shake</text:p>
            <text:p/>
            <text:p>band<text:tab/><text:tab/><text:tab/>instrument<text:tab/><text:tab/>weak<text:tab/><text:tab/><text:tab/><text:tab/>classmate</text:p>
            <text:p/>
            <text:p>sound<text:tab/><text:tab/><text:tab/>everybody<text:tab/><text:tab/>high<text:tab/><text:tab/><text:tab/><text:tab/><text:tab/>lonely</text:p>
            <text:p/>
            <text:p>different<text:tab/><text:tab/><text:tab/>smile<text:tab/><text:tab/><text:tab/>nature<text:tab/><text:tab/><text:tab/><text:tab/>magic</text:p>
            <text:p/>
            <text:p>suddenly<text:tab/><text:tab/>enjoy<text:tab/><text:tab/><text:tab/>adventure<text:tab/><text:tab/><text:tab/>joy</text:p>
            <text:p/>
            <text:p>hit<text:tab/><text:tab/><text:tab/><text:tab/>skate<text:tab/><text:tab/><text:tab/>awake<text:tab/><text:tab/><text:tab/><text:tab/>notebook</text:p>
            <text:p/>
            <text:p>rush<text:tab/><text:tab/><text:tab/><text:tab/>club<text:tab/><text:tab/><text:tab/><text:tab/>midnight<text:tab/><text:tab/><text:tab/><text:tab/>shelf</text:p>
            <text:p/>
            <text:p>festival<text:tab/><text:tab/><text:tab/>volleyball<text:tab/><text:tab/>appear<text:tab/><text:tab/><text:tab/><text:tab/>leave</text:p>
            <text:p/>
            <text:p>decide<text:tab/><text:tab/><text:tab/>traditional<text:tab/><text:tab/>heart<text:tab/><text:tab/><text:tab/><text:tab/>page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layer="layout" svg:width="23.5cm" svg:height="18cm" svg:x="2cm" svg:y="1.5cm">
          <draw:text-box>
            <text:p>7-上-外研版-unit-3</text:p>
            <text:p/>
            <text:p/>
            <text:p>silent<text:tab/><text:tab/><text:tab/>area<text:tab/><text:tab/><text:tab/>hug<text:tab/><text:tab/><text:tab/><text:tab/>trailer</text:p>
            <text:p/>
            <text:p>along<text:tab/><text:tab/><text:tab/>absent<text:tab/><text:tab/><text:tab/>kiss<text:tab/><text:tab/><text:tab/><text:tab/>pull</text:p>
            <text:p/>
            <text:p>mountain<text:tab/><text:tab/>seldom<text:tab/><text:tab/><text:tab/>marry<text:tab/><text:tab/><text:tab/>bright</text:p>
            <text:p/>
            <text:p>road<text:tab/><text:tab/><text:tab/>position<text:tab/><text:tab/><text:tab/>queen<text:tab/><text:tab/><text:tab/>refuse</text:p>
            <text:p/>
            <text:p>handsome<text:tab/><text:tab/>carry<text:tab/><text:tab/><text:tab/>pick up<text:tab/><text:tab/><text:tab/>result</text:p>
            <text:p/>
            <text:p>strict<text:tab/><text:tab/><text:tab/>across<text:tab/><text:tab/><text:tab/>actress<text:tab/><text:tab/><text:tab/>matter</text:p>
            <text:p/>
            <text:p>follow<text:tab/><text:tab/><text:tab/>memory<text:tab/><text:tab/><text:tab/>change<text:tab/><text:tab/><text:tab/>power</text:p>
            <text:p/>
            <text:p>postman<text:tab/><text:tab/><text:tab/>tear<text:tab/><text:tab/><text:tab/><text:tab/>race</text:p>
            <text:p/>
            <text:p>touching<text:tab/><text:tab/><text:tab/>growth<text:tab/><text:tab/><text:tab/>serious</text:p>
            <text:p/>
            <text:p>son<text:tab/><text:tab/><text:tab/><text:tab/>hide<text:tab/><text:tab/><text:tab/><text:tab/>disease</text:p>
            <text:p/>
            <text:p>serve<text:tab/><text:tab/><text:tab/>care<text:tab/><text:tab/><text:tab/><text:tab/>stay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layer="layout" svg:width="24cm" svg:height="17.963cm" svg:x="2cm" svg:y="1.537cm">
          <draw:text-box>
            <text:p>7-上-外研版-unit-4</text:p>
            <text:p/>
            <text:p/>
            <text:p>unusual<text:tab/><text:tab/><text:tab/>joke<text:tab/><text:tab/><text:tab/><text:tab/>fill<text:tab/><text:tab/><text:tab/><text:tab/>break<text:tab/><text:tab/><text:tab/>firework</text:p>
            <text:p/>
            <text:p>university<text:tab/><text:tab/>against the law<text:tab/>Christmas<text:tab/><text:tab/>emergency</text:p>
            <text:p/>
            <text:p>treat<text:tab/><text:tab/><text:tab/>shocked<text:tab/><text:tab/><text:tab/>waste<text:tab/><text:tab/><text:tab/>miss</text:p>
            <text:p/>
            <text:p>realise<text:tab/><text:tab/><text:tab/>laugh<text:tab/><text:tab/><text:tab/>throw away<text:tab/><text:tab/>thirsty</text:p>
            <text:p/>
            <text:p>dumpling<text:tab/><text:tab/>pork<text:tab/><text:tab/><text:tab/><text:tab/>pollution<text:tab/><text:tab/><text:tab/>challenge</text:p>
            <text:p/>
            <text:p>whole<text:tab/><text:tab/><text:tab/>round<text:tab/><text:tab/><text:tab/>plastic<text:tab/><text:tab/><text:tab/>patient</text:p>
            <text:p/>
            <text:p>cucumber<text:tab/><text:tab/>shape<text:tab/><text:tab/><text:tab/>celebrate<text:tab/><text:tab/>situation</text:p>
            <text:p/>
            <text:p>hang<text:tab/><text:tab/><text:tab/>reunion<text:tab/><text:tab/><text:tab/>meal<text:tab/><text:tab/><text:tab/>regret</text:p>
            <text:p/>
            <text:p>ballon<text:tab/><text:tab/><text:tab/>piece<text:tab/><text:tab/><text:tab/>duty<text:tab/><text:tab/><text:tab/><text:tab/>decision</text:p>
            <text:p/>
            <text:p>lantern<text:tab/><text:tab/><text:tab/>knife<text:tab/><text:tab/><text:tab/>shine<text:tab/><text:tab/><text:tab/>support</text:p>
            <text:p/>
            <text:p>dish<text:tab/><text:tab/><text:tab/><text:tab/>smell<text:tab/><text:tab/><text:tab/>usually<text:tab/><text:tab/><text:tab/>medical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6" draw:layer="layout" svg:width="23.5cm" svg:height="17.5cm" svg:x="2cm" svg:y="2cm">
          <draw:text-box>
            <text:p>7-上-外研版-unit-5</text:p>
            <text:p/>
            <text:p/>
            <text:p>within<text:tab/><text:tab/><text:tab/>produce<text:tab/><text:tab/><text:tab/>seed<text:tab/><text:tab/><text:tab/>news<text:tab/><text:tab/><text:tab/>connect</text:p>
            <text:p/>
            <text:p>quarter<text:tab/><text:tab/><text:tab/>sugar<text:tab/><text:tab/><text:tab/>grow<text:tab/><text:tab/><text:tab/>prefer</text:p>
            <text:p/>
            <text:p>workshop<text:tab/><text:tab/>product<text:tab/><text:tab/><text:tab/>part<text:tab/><text:tab/><text:tab/><text:tab/>coffee</text:p>
            <text:p/>
            <text:p>leaf<text:tab/><text:tab/><text:tab/><text:tab/>oxygen<text:tab/><text:tab/><text:tab/>rainforest<text:tab/><text:tab/>secret</text:p>
            <text:p/>
            <text:p>each<text:tab/><text:tab/><text:tab/>human<text:tab/><text:tab/><text:tab/>culture<text:tab/><text:tab/><text:tab/>husband</text:p>
            <text:p/>
            <text:p>collect<text:tab/><text:tab/><text:tab/>though<text:tab/><text:tab/><text:tab/>health<text:tab/><text:tab/><text:tab/>adult</text:p>
            <text:p/>
            <text:p>root<text:tab/><text:tab/><text:tab/><text:tab/>breathe<text:tab/><text:tab/><text:tab/>rose<text:tab/><text:tab/><text:tab/><text:tab/>weekend</text:p>
            <text:p/>
            <text:p>send<text:tab/><text:tab/><text:tab/>soon<text:tab/><text:tab/><text:tab/>cotton<text:tab/><text:tab/><text:tab/>chat</text:p>
            <text:p/>
            <text:p>rise<text:tab/><text:tab/><text:tab/><text:tab/>dark<text:tab/><text:tab/><text:tab/><text:tab/>bamboo<text:tab/><text:tab/><text:tab/>relax</text:p>
            <text:p/>
            <text:p>stem<text:tab/><text:tab/><text:tab/>rest<text:tab/><text:tab/><text:tab/><text:tab/>popular<text:tab/><text:tab/><text:tab/>yard</text:p>
            <text:p/>
            <text:p>mix<text:tab/><text:tab/><text:tab/><text:tab/>natural<text:tab/><text:tab/><text:tab/>key<text:tab/><text:tab/><text:tab/><text:tab/>biscuit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7" draw:layer="layout" svg:width="24.5cm" svg:height="17.463cm" svg:x="2cm" svg:y="2.037cm">
          <draw:text-box>
            <text:p>7-上-外研版-unit-6</text:p>
            <text:p/>
            <text:p/>
            <text:p>pigeon<text:tab/><text:tab/><text:tab/>mirror<text:tab/><text:tab/><text:tab/>engineer<text:tab/><text:tab/><text:tab/><text:tab/>island<text:tab/><text:tab/>full</text:p>
            <text:p/>
            <text:p>surprise<text:tab/><text:tab/><text:tab/>itself<text:tab/><text:tab/><text:tab/>hero<text:tab/><text:tab/><text:tab/><text:tab/>ocean</text:p>
            <text:p/>
            <text:p>knock aound<text:tab/><text:tab/>maybe<text:tab/><text:tab/><text:tab/>rescue<text:tab/><text:tab/><text:tab/><text:tab/>plenty</text:p>
            <text:p/>
            <text:p>droppings<text:tab/><text:tab/>several<text:tab/><text:tab/><text:tab/>earthquake<text:tab/><text:tab/><text:tab/>friendly</text:p>
            <text:p/>
            <text:p>boring<text:tab/><text:tab/><text:tab/>kilometre<text:tab/><text:tab/>missing<text:tab/><text:tab/><text:tab/><text:tab/>peaceful</text:p>
            <text:p/>
            <text:p>feed<text:tab/><text:tab/><text:tab/><text:tab/>get lost<text:tab/><text:tab/><text:tab/>save<text:tab/><text:tab/><text:tab/><text:tab/>arrive</text:p>
            <text:p/>
            <text:p>madly<text:tab/><text:tab/><text:tab/>speed<text:tab/><text:tab/><text:tab/>dead<text:tab/><text:tab/><text:tab/><text:tab/>forest</text:p>
            <text:p/>
            <text:p>scary<text:tab/><text:tab/><text:tab/>amazing<text:tab/><text:tab/><text:tab/>dodo<text:tab/><text:tab/><text:tab/><text:tab/>hunt</text:p>
            <text:p/>
            <text:p>research<text:tab/><text:tab/><text:tab/>enough<text:tab/><text:tab/><text:tab/>as dead as a dodo<text:tab/>die out</text:p>
            <text:p/>
            <text:p>recognise<text:tab/><text:tab/>beaver<text:tab/><text:tab/><text:tab/>character<text:tab/><text:tab/><text:tab/>as happy as a calm</text:p>
            <text:p/>
            <text:p>themselves<text:tab/><text:tab/>wolf<text:tab/><text:tab/><text:tab/><text:tab/>museum<text:tab/><text:tab/><text:tab/><text:tab/>fantastic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9M40S</meta:editing-duration>
    <meta:editing-cycles>19</meta:editing-cycles>
    <meta:generator>OpenOffice/4.1.15$Win32 OpenOffice.org_project/4115m2$Build-9813</meta:generator>
    <dc:date>2025-12-02T18:57:00.04</dc:date>
    <dc:creator>Eric Zhang</dc:creator>
    <meta:document-statistic meta:object-count="42"/>
  </office:meta>
</office:document-meta>
</file>